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b9d0f" officeooo:paragraph-rsid="000b9d0f"/>
    </style:style>
    <style:style style:name="P2" style:family="paragraph" style:parent-style-name="Standard">
      <style:text-properties officeooo:rsid="000c018d" officeooo:paragraph-rsid="000c018d"/>
    </style:style>
    <style:style style:name="P3" style:family="paragraph" style:parent-style-name="Standard">
      <style:text-properties officeooo:rsid="000ccc91" officeooo:paragraph-rsid="000ccc91"/>
    </style:style>
    <style:style style:name="T1" style:family="text">
      <style:text-properties officeooo:rsid="000c018d"/>
    </style:style>
    <style:style style:name="T2" style:family="text">
      <style:text-properties officeooo:rsid="000ccc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Всем добрый день. Спасибо, что решил послушать эту лекцию. Я вам сегодня расскажу про то, что такое благополучие. Это очень важный вопрос для консеквениалистской этики и эффективного альтруизма в частности, потмоу что движение эффективного альтруизма ставит своей целью максимизацию благополучия людей при ограниченных ресурсах. </text:p>
      <text:p text:style-name="P1">Итак, что же такое благополучие? Интуитивно у нас всех есть какие-то представления о том, что для нас хорошо. Давайте попробуем посмотреть на это с теоретико-философской точки зрения. Я расскажу о нескольких существующих направлениях теоретической мысли.</text:p>
      <text:p text:style-name="P1">Выделяют три основные группы философских теорий а благополучии. Философская теори я о благополучии – это поытка объъяснить, <text:s/>чем связаны те вещи, которые интуитивно кажутся нам увеличивающими б, и как сравнивать их между собой.</text:p>
      <text:p text:style-name="P1">Начнем с гедонизма. Идея в том, что благополучие – это разность между удовольствие м и болью. Это взгляд, согласно которму удовольствие и боль – главные силы, которые нами движкт, и именно они определяют, насколько много у нас благополучия. Измерять можно интенсивность и длительность. В таком варианте у теории может существовать контрпример. Представим устрицу, которая нахожится в абсюлютно комфортных для нее условиях. Существует ли продолжительность жизни этой устрицы, которая превышала бы ценность 80-летней человеческой жизни? Можно было бы внести поправку, сказав, что разные виды удовольствия различаются по благородности, по возвышенности. В самом деле, у от еды имеет другую природу, чем у от чтения поэзии, и между всеми разными видам удовольствия нельзя найти общий элемент – есть различия в качестве. Однако, если внести этот элемент и сказать, что лучше испытывать более высококачественное удовольствие, то это уже будет не совсем гедонизм.</text:p>
      <text:p text:style-name="P1">Проблема в том, тчо уровень боли и удовоьсвия существует в головах людей, и их сложно замерять и сравнивать между мобой и между разными людьми</text:p>
      <text:p text:style-name="P1">Рассмотрим теории удовлетворения желаний. Они говорят следующее: чем больше желаний удовлетворим, тем лучше, и благополучние как раз происходит из этого удовлетворения. </text:p>
      <text:p text:style-name="P1">Вариант – удовлетворять те желания, которые есть прямо сейчас. К этому варианту статья приводит очевидный контрпример – сердитый подросток, который хочет покончить с собой из-за того что ему не разрешают пойти в ночной клуб. Лучше бы он этого не делал, потмоу что в будущем он смжг бы наудовлетворять больше желаний. Таким образом, можно рассматривать суммарное удовлетворение <text:span text:style-name="T1">на протяжении всей жизни. Здесь можно братиться к следующему контрпримеру. Допустим, есть психоактивное вещество, которое, при приеме, не приносит удовольствия, на слеюущий день вызывает сильное желание его принять, а если его не принять, то челвоек будет страдать. При этом, допустим, вещество легальное и бесплатное. Если его принимать, то будет очень много удовлетворения желания, но это бессмысленно.</text:span></text:p>
      <text:p text:style-name="P2">Обратимся к такому мысленному эксперименту, как машина желаний. Предположим, есть машина, к которой можно подключить человека на всю жизнь, и он там сможет испытать абсолютно все что угодно в виде галлюцинации, при этом не понимая, что это галлюцинация. Статья указывает, что это можно считать аргументом против гедонизма – мы бы, например, хотели удовлетворить желание написать великий роман, а не испытать приятное ощущение от осознавания факта написания великого романа. Машина не удовлетворит наше желание написания, поэтому она не увеличит благополучие человека.</text:p>
      <text:p text:style-name="P2">Хочу обратить внимание на следующий ймомент. Вещи кажутся нам хорошими не потому что они удовлетворят наше желание их сделать, а, наоборот, мы делаем вещи, потому что они кажутся нам хорошими. Это камень в огород теориям удовлетворение желаний.</text:p>
      <text:p text:style-name="Standard"><text:span text:style-name="T1">Перейдем теперь к теориям объективных списков. Это теории, не сводимые полностью к удовольствию-боли и к желаниям. Идея в том, что благополучие складывается из некоторого конечного числа факторов, которые можно найти и выписать. К примеру, доступ к чистоц еде и воде, достаточно высокий доход, безопасность, наличие дома… Также хорошим примером могут </text:span><text:soft-page-break/><text:span text:style-name="T1">служить базовые потребности, которые упоминает Маршалл Розенберг. Проблема в том, что эти списки могут подходить не всем, а только части людей – люди могут хотеть чего-то разного. </text:span></text:p>
      <text:p text:style-name="P3">Итак, мы видим, что существует несколько подходов к тому, что такое благополучие, и на самомм деле не очень понятно, что это. К счастью, в большиснвте случаев нам хватает интуиции, и, как пишут 80000 часов, для их приоритизации глобальных проблем точное понимание необязательно. Однако, с учетом того что в этом веке человечество может столкнуться с особенно сложными проблемами и вообще технологической сингулярностью, мы оказываемся, как выразился Ник Бостром, в ситуации философии с дедлайном, и если мы не разберемся хорошо, чего же мы хотим как вид, мы можем оказаться в очень плохом мире.</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0T17:15:57.652417809</meta:creation-date>
    <dc:date>2020-05-30T18:55:34.612888426</dc:date>
    <meta:editing-duration>PT1H6M35S</meta:editing-duration>
    <meta:editing-cycles>2</meta:editing-cycles>
    <meta:generator>LibreOffice/6.0.7.3$Linux_X86_64 LibreOffice_project/00m0$Build-3</meta:generator>
    <meta:document-statistic meta:table-count="0" meta:image-count="0" meta:object-count="0" meta:page-count="2" meta:paragraph-count="11" meta:word-count="684" meta:character-count="4794" meta:non-whitespace-character-count="4109"/>
    <meta:user-defined meta:name="ZOTERO_PREF_1">&lt;data data-version="3" zotero-version="5.0.87"&gt;&lt;session id="FmtBRDms"/&gt;&lt;style id="http://www.zotero.org/styles/ieee" locale="en-GB" hasBibliography="1" bibliographyStyleHasBeenSet="0"/&gt;&lt;prefs&gt;&lt;pref name="fieldType" value="ReferenceMark"/&gt;&lt;/prefs&gt;&lt;/data&gt;</meta:user-defined>
  </office:meta>
</office:document-meta>
</file>